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36" style:parent-style-name="Основнойшрифтабзаца" style:family="text">
      <style:text-properties style:font-name="Times New Roman" style:font-name-complex="Times New Roman" fo:language="ru" fo:country="RU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 fo:language="ru" fo:country="RU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language="ru" fo:country="RU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" style:parent-style-name="Основнойшрифтабзаца" style:family="text">
      <style:text-properties style:font-name="Times New Roman" style:font-name-complex="Times New Roman" fo:language="ru" fo:country="RU"/>
    </style:style>
    <style:style style:name="T139" style:parent-style-name="Основнойшрифтабзаца" style:family="text">
      <style:text-properties style:font-name="Times New Roman" style:font-name-complex="Times New Roman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 fo:language="ru" fo:country="RU"/>
    </style:style>
    <style:style style:name="T144" style:parent-style-name="Основнойшрифтабзаца" style:family="text">
      <style:text-properties style:font-name="Times New Roman" style:font-name-complex="Times New Roman" fo:language="ru" fo:country="RU"/>
    </style:style>
    <style:style style:name="T145" style:parent-style-name="Основнойшрифтабзаца" style:family="text">
      <style:text-properties style:font-name="Times New Roman" style:font-name-complex="Times New Roman" fo:language="ru" fo:country="RU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 fo:language="ru" fo:country="RU"/>
    </style:style>
    <style:style style:name="T148" style:parent-style-name="Основнойшрифтабзаца" style:family="text">
      <style:text-properties style:font-name="Times New Roman" style:font-name-complex="Times New Roman" fo:language="ru" fo:country="RU"/>
    </style:style>
    <style:style style:name="T149" style:parent-style-name="Основнойшрифтабзаца" style:family="text">
      <style:text-properties style:font-name="Times New Roman" style:font-name-complex="Times New Roman" fo:language="ru" fo:country="RU"/>
    </style:style>
    <style:style style:name="T150" style:parent-style-name="Основнойшрифтабзаца" style:family="text">
      <style:text-properties style:font-name="Times New Roman" style:font-name-complex="Times New Roman" fo:language="ru" fo:country="RU"/>
    </style:style>
    <style:style style:name="P15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Панкратов Геннадий Александ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@</text:span>Override<text:span text:style-name="T18"><text:line-break/></text:span><text:span text:style-name="T19">Переопределение метода – это изменение его поведения.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Вложенные классы, вложенные статичные классы, классы в локальных методах, анонимные классы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<text:s/></text:span><text:span text:style-name="T28">использовать модификатор<text:s/></text:span>final<text:span text:style-name="T29">?</text:span></text:p>
          </table:table-cell>
          <table:table-cell table:style-name="TableCell30">
            <text:p text:style-name="TableContents"><text:span text:style-name="T31">Можно применять к классам, методам, переменным.</text:span><text:span text:style-name="T32"><text:line-break/>Если класс помечен, как<text:s/></text:span><text:span text:style-name="T33">final</text:span><text:span text:style-name="T34">,<text:s/></text:span><text:span text:style-name="T35">от него нельзя наследоваться. Если метод – его нельзя переопределять.</text:span><text:span text:style-name="T36"><text:line-break/>Если<text:s/></text:span><text:span text:style-name="T37">final</text:span><text:span text:style-name="T38"><text:s/></text:span><text:span text:style-name="T39">пометили переменную (примитив)<text:s/></text:span><text:span text:style-name="T40">,<text:s/></text:span><text:span text:style-name="T41">то после инициализации, значение переменный изменить не получится. Если<text:s/></text:span><text:span text:style-name="T42"><text:s/></text:span><text:span text:style-name="T43">final</text:span><text:span text:style-name="T44"><text:s/></text:span><text:span text:style-name="T45">перед ссылкой, то после первого присвоения, что-то другое присвоить уже не получится. Если объедим<text:s/></text:span><text:span text:style-name="T46">final</text:span><text:span text:style-name="T47"><text:s/></text:span><text:span text:style-name="T48">со</text:span><text:span text:style-name="T49"><text:s/></text:span><text:span text:style-name="T50">stati</text:span><text:span text:style-name="T51">с</text:span><text:span text:style-name="T52">, то инициализировать следует до компиляции.<text:s/></text:span><text:span text:style-name="T53">Final static<text:s/></text:span><text:span text:style-name="T54"><text:s/>- константа для класса.</text:span></text:p>
          </table:table-cell>
        </table:table-row>
        <table:table-row table:style-name="TableRow55">
          <table:table-cell table:style-name="TableCell56">
            <text:p text:style-name="TableContents"><text:span text:style-name="T57">Какие есть варианты использования ключевого слова<text:s/></text:span>try<text:span text:style-name="T58">?</text:span></text:p>
          </table:table-cell>
          <table:table-cell table:style-name="TableCell59">
            <text:p text:style-name="TableContents">Try<text:span text:style-name="T60"><text:s/></text:span><text:span text:style-name="T61">используется для перехвата проверяемых исключений. Впрочем, можно перехватывать и<text:s/></text:span>Runti<text:span text:style-name="T62">me</text:span>Exceptions<text:span text:style-name="T63">,<text:s/></text:span><text:span text:style-name="T64">но это уже на усмотрение.</text:span></text:p>
          </table:table-cell>
        </table:table-row>
        <table:table-row table:style-name="TableRow65">
          <table:table-cell table:style-name="TableCell66">
            <text:p text:style-name="TableContents"><text:span text:style-name="T67">Какие есть стандартные реализации интерфейса<text:s/></text:span>List<text:span text:style-name="T68"><text:s/></text:span><text:span text:style-name="T69">и в каких ситуациях их нужно использовать?</text:span></text:p>
          </table:table-cell>
          <table:table-cell table:style-name="TableCell70">
            <text:p text:style-name="P71">ArrayList, LinkedList, Vector,Stack</text:p>
            <text:p text:style-name="TableContents"><text:span text:style-name="T72">Коллекции предназначены для хранения данных и работы с ними. Если мы планируем добавлять, удалять , то можно использовать<text:s/></text:span><text:span text:style-name="T73">Stack</text:span><text:span text:style-name="T74">.<text:s/></text:span><text:span text:style-name="T75">Тк сложность таких операций О(1). Если, <text:s/>работа со структурой данный будет заключаться с постоянным обращением по номеру элемента, то<text:s/></text:span><text:span text:style-name="T76">ArrayList</text:span><text:span text:style-name="T77"><text:s/>и тд</text:span></text:p>
          </table:table-cell>
        </table:table-row>
        <table:table-row table:style-name="TableRow78">
          <table:table-cell table:style-name="TableCell79">
            <text:p text:style-name="P80">В чём основная идея стримов из пакета java.util.stream?</text:p>
          </table:table-cell>
          <table:table-cell table:style-name="TableCell81">
            <text:p text:style-name="TableContents"><text:span text:style-name="T82">Стримы облегчают работу <text:s/>со структурами данных.<text:s/></text:span><text:span text:style-name="T83"><text:line-break/>Позволяют фильтровать<text:s/></text:span><text:span text:style-name="T84">.</text:span>filter<text:span text:style-name="T85">()</text:span><text:span text:style-name="T86">, преобразовывать данные .</text:span>map<text:span text:style-name="T87">()</text:span><text:span text:style-name="T88"><text:line-break/></text:span></text:p>
          </table:table-cell>
        </table:table-row>
        <table:table-row table:style-name="TableRow89">
          <table:table-cell table:style-name="TableCell90" table:number-columns-spanned="2">
            <text:p text:style-name="P91">Разное</text:p>
          </table:table-cell>
          <table:covered-table-cell/>
        </table:table-row>
        <table:table-row table:style-name="TableRow92">
          <table:table-cell table:style-name="TableCell93">
            <text:p text:style-name="P94">Каким критериям должна удовлетворять «хорошая» хэш-функция?</text:p>
          </table:table-cell>
          <table:table-cell table:style-name="TableCell95">
            <text:p text:style-name="TableContents"><text:span text:style-name="T96">Если мы работает с<text:s/></text:span>HashMap<text:span text:style-name="T97">, то очень хотелось, чтобы данные распределялись равномерно. Хорошая хэш-функция не избавит полностью от коллизий, но не будет допускать «кучкований» вокруг каких-либо значений</text:span></text:p>
          </table:table-cell>
        </table:table-row>
        <table:table-row table:style-name="TableRow98">
          <table:table-cell table:style-name="TableCell99">
            <text:p text:style-name="TableContents"><text:span text:style-name="T100">В чём причина популярности и широкого распространения кодировки<text:s/></text:span>UTF<text:span text:style-name="T101">-8?</text:span></text:p>
          </table:table-cell>
          <table:table-cell table:style-name="TableCell102">
            <text:p text:style-name="TableContents">UTF<text:span text:style-name="T103">-8<text:s/></text:span><text:span text:style-name="T104">облегчает процесс локализации, тк содержит символы различных алфавитов.</text:span></text:p>
          </table:table-cell>
        </table:table-row>
        <table:table-row table:style-name="TableRow105">
          <table:table-cell table:style-name="TableCell106">
            <text:p text:style-name="TableContents"><text:span text:style-name="T107">Сравните форматы<text:s/></text:span>XML<text:span text:style-name="T108"><text:s/></text:span><text:span text:style-name="T109">и<text:s/></text:span>JSON<text:span text:style-name="T110">.<text:s/></text:span><text:span text:style-name="T111">Когда какой использовать?</text:span></text:p>
          </table:table-cell>
          <table:table-cell table:style-name="TableCell112">
            <text:p text:style-name="TableContents">Xml<text:span text:style-name="T113"><text:s/>–<text:s/></text:span><text:span text:style-name="T114">язык<text:s/></text:span><text:span text:style-name="T115">разметки, хранит все данные, в качестве строк.<text:s/></text:span><text:span text:style-name="T116"><text:s/></text:span>JSON<text:span text:style-name="T117"><text:s/></text:span><text:span text:style-name="T118">поддерживает больше типов данных: строки, числа, массивы</text:span><text:span text:style-name="T119"><text:line-break/></text:span>XML<text:span text:style-name="T120"><text:s/></text:span><text:span text:style-name="T121">надо парсить</text:span><text:span text:style-name="T122"><text:line-break/></text:span><text:soft-page-break/><text:span text:style-name="T123">Из<text:s/></text:span>JSNON<text:span text:style-name="T124"><text:s/></text:span><text:span text:style-name="T125">можно «самостоятельно» забрать объект.</text:span><text:span text:style-name="T126"><text:line-break/>Из самых ключевых отличий:<text:s/></text:span>JSON<text:span text:style-name="T127"><text:s/>поддерживает только<text:s/></text:span>UTF<text:span text:style-name="T128">-8</text:span><text:span text:style-name="T129"><text:line-break/></text:span><text:span text:style-name="T130"><text:line-break/>Если мы хотим меньше зависеть от платформы, использовать разные кодировки, комментировать что-то, то выбираем<text:s/></text:span>XML<text:span text:style-name="T131"><text:line-break/>Иначе<text:s/></text:span>JSON</text:p>
          </table:table-cell>
        </table:table-row>
        <text:soft-page-break/>
        <table:table-row table:style-name="TableRow132">
          <table:table-cell table:style-name="TableCell133">
            <text:p text:style-name="TableContents"><text:span text:style-name="T134">Опишите что будет происходить «под капотом» после ввода адреса<text:s/></text:span><text:span text:style-name="T135">сайта в браузере и нажатия<text:s/></text:span>Enter<text:span text:style-name="T136">?</text:span></text:p>
          </table:table-cell>
          <table:table-cell table:style-name="TableCell137">
            <text:p text:style-name="TableContents"><text:span text:style-name="T138">Браузер отправляет запрос</text:span><text:span text:style-name="T139"><text:s/>(запрос летит через всякие<text:s/></text:span><text:span text:style-name="T140">DNS</text:span><text:span text:style-name="T141">, пока не доберется до нужного адреса)</text:span><text:span text:style-name="T142">. <text:s/>Приложение на сервере, принимает</text:span><text:span text:style-name="T143"><text:s/>запрос</text:span><text:span text:style-name="T144">.<text:s/></text:span><text:span text:style-name="T145"><text:line-break/>Если есть соотв контроллер, то запрос обрабатывается, управление передается<text:s/></text:span><text:span text:style-name="T146">Service</text:span><text:span text:style-name="T147"><text:s/></text:span><text:span text:style-name="T148">слою, что-то забирается из базы данных возможно,<text:s/></text:span><text:span text:style-name="T149"><text:line-break/>затем сервер отправляет ответ, который отображается нашим браузером.</text:span><text:span text:style-name="T150"><text:line-break/></text:span></text:p>
          </table:table-cell>
        </table:table-row>
      </table:table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nnady Pankratov</dc:creator>
    <meta:creation-date>2017-10-20T23:40:00Z</meta:creation-date>
    <dc:date>2021-03-23T18:55:00Z</dc:date>
    <meta:template xlink:href="Normal.dotm" xlink:type="simple"/>
    <meta:editing-cycles>5</meta:editing-cycles>
    <meta:editing-duration>PT4440S</meta:editing-duration>
    <meta:document-statistic meta:page-count="2" meta:paragraph-count="5" meta:word-count="436" meta:character-count="2917" meta:row-count="20" meta:non-whitespace-character-count="2486"/>
  </office:meta>
</office:document-meta>
</file>